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75cm"/>
      <style:text-properties style:font-name="Arial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end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0.75cm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DefaultSol">
      <style:paragraph-properties fo:line-height="100%"/>
      <style:text-properties style:font-name="Arial" fo:font-size="11pt" style:font-size-asian="11pt" style:font-size-complex="11pt"/>
    </style:style>
    <style:style style:name="P11" style:family="paragraph" style:parent-style-name="Table_20_Contents"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DefaultMembreFamilles">
      <style:text-properties style:font-name="Arial"/>
    </style:style>
    <style:style style:name="P17" style:family="paragraph" style:parent-style-name="Standard" style:master-page-name="">
      <style:paragraph-properties fo:line-height="100%" fo:text-align="start" style:justify-single-word="false" style:page-number="auto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1"/>
          </table:table-cell>
          <table:table-cell table:style-name="tabAyantDroit.A1" office:value-type="string">
            <text:p text:style-name="P11"/>
          </table:table-cell>
        </table:table-row>
        <table:table-row table:style-name="tabAyantDroit.2">
          <table:table-cell table:style-name="tabAyantDroit.A1" office:value-type="string">
            <text:p text:style-name="P11">%{ayantDroit}%%=AYANT_DROIT_LIBELLE=%</text:p>
          </table:table-cell>
          <table:table-cell table:style-name="tabAyantDroit.A1" office:value-type="string">
            <text:p text:style-name="P11">%=AYANT_DROIT=%</text:p>
          </table:table-cell>
        </table:table-row>
      </table:table>
      <text:p text:style-name="P16"/>
      <text:p text:style-name="P2">%=remLineWhenBlank(RECAP_PC_TITRE,1)=%</text:p>
      <text:p text:style-name="P4">%=remLineWhenBlank(RECAP_PC_TEXTE,1)=%</text:p>
      <text:p text:style-name="P4"/>
      <text:p text:style-name="P5"/>
      <text:p text:style-name="P10"><text:span text:style-name="T2">%#include </text:span><text:span text:style-name="T1">blocRecapPca</text:span><text:span text:style-name="T2">#%</text:span></text:p>
      <text:p text:style-name="P10"><text:span text:style-name="T2">%#include </text:span><text:span text:style-name="T1">blocPrestVerses</text:span><text:span text:style-name="T2">#%</text:span></text:p>
      <text:p text:style-name="P10"><text:span text:style-name="T2">%#include </text:span><text:span text:style-name="T3">blocCreanciers</text:span><text:span text:style-name="T2">#%</text:span></text:p>
      <text:p text:style-name="P10"><text:span text:style-name="T2">%#include </text:span><text:span text:style-name="T3">blocDettes</text:span><text:span text:style-name="T2">#%</text:span></text:p>
      <text:p text:style-name="P9">%=remLineWhenBlank(ALLOCNOEL_TITRE,1)=%</text:p>
      <text:p text:style-name="P3">%=remLineWhenBlank(ALLOCNOEL_TEXTE,1)=%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%=remLineWhenBlank(ALLOCNOEL_DECOMPTE)=%</text:p>
          </table:table-cell>
          <table:table-cell table:style-name="Tableau2.A1" office:value-type="string">
            <text:p text:style-name="P13">%=CHF_ALLN=%</text:p>
          </table:table-cell>
          <table:table-cell table:style-name="Tableau2.A1" office:value-type="string">
            <text:p text:style-name="P7">%=remLineWhenBlank(ALLOC_NOEL_TOTAL)=%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5">%=LIBELLE_SOLDE=%</text:p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4">%=CHF_SOLDE=%</text:p>
          </table:table-cell>
          <table:table-cell table:style-name="Tableau3.A1" office:value-type="string">
            <text:p text:style-name="P14">%=TOTAL_SOLDE=%</text:p>
          </table:table-cell>
        </table:table-row>
      </table:table>
      <text:p text:style-name="P6"/>
      <text:p text:style-name="P6">%=remLineWhenBlank(DECOMPTE_TEXTE,1)=%</text:p>
      <text:p text:style-name="P6"/>
      <text:p text:style-name="P6">%=REMARQUE_MONTANT=%</text:p>
      <text:p text:style-name="P6"/>
      <text:p text:style-name="P17">%=remLineWhenBlank(REMARQUE_TITLE,1)=%</text:p>
      <text:p text:style-name="P8">%=remLineWhenBlank(REMARQUE_DECOMPTE,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58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NB_PAGES_REMARQUE1=% <text:page-count>1</text:page-count> %=NB_PAGES_REMARQU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20-11-30T09:11:19.78</dc:date>
    <meta:editing-cycles>65</meta:editing-cycles>
    <meta:editing-duration>P3DT3H5M40S</meta:editing-duration>
    <meta:document-statistic meta:table-count="3" meta:image-count="0" meta:object-count="0" meta:page-count="1" meta:paragraph-count="21" meta:word-count="27" meta:character-count="624"/>
    <meta:user-defined meta:name="Info 1"/>
    <meta:user-defined meta:name="Info 2"/>
    <meta:user-defined meta:name="Info 3"/>
    <meta:user-defined meta:name="Info 4"/>
  </office:meta>
</office:document-meta>
</file>